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F000001F1B0A35632B63FB14F.png" manifest:media-type="image/png"/>
  <manifest:file-entry manifest:full-path="Pictures/10000201000002EE000001ECD0BD72CE390B7D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1.151cm" draw:z-index="0"><draw:image xlink:href="Pictures/10000201000002EE000001ECD0BD72CE390B7D6E.png" xlink:type="simple" xlink:show="embed" xlink:actuate="onLoad" loext:mime-type="image/x-vclgraphic"/></draw:frame></text:p>
      <text:p text:style-name="Standard"><draw:frame draw:style-name="fr1" draw:name="Image2" text:anchor-type="paragraph" svg:width="17cm" svg:height="11.25cm" draw:z-index="1"><draw:image xlink:href="Pictures/10000201000002EF000001F1B0A35632B63FB14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9:18:35.505825728</meta:creation-date>
    <dc:date>2020-02-26T19:20:00.109407852</dc:date>
    <meta:editing-duration>PT1M26S</meta:editing-duration>
    <meta:editing-cycles>1</meta:editing-cycles>
    <meta:generator>LibreOffice/6.0.7.3$Linux_X86_64 LibreOffice_project/00m0$Build-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